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 New Roman" svg:font-family="Times New Roman"/>
  </office:font-face-decls>
  <office:automatic-styles>
    <style:style style:name="P1" style:family="paragraph" style:parent-style-name="Standard">
      <style:text-properties style:font-name="Times New Roman" fo:font-size="12.0pt"/>
    </style:style>
    <style:style style:name="T1" style:family="text">
      <style:text-properties fo:font-weight="bold" fo:font-weight-asian="bold" fo:font-weight-complex="bold" style:text-underline-style="solid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<text:span text:style-name="T1">Red onion Chutney</text:span></text:p>
      <text:p text:style-name="P1"><text:span text:style-name="T1"/></text:p>
      <text:p text:style-name="P1">10 Red Onion Sliced</text:p>
      <text:p text:style-name="P1">500gr Dark Brown Sugar</text:p>
      <text:p text:style-name="P1">250ml Balsamic Vinegar</text:p>
      <text:p text:style-name="P1">Olive oil</text:p>
      <text:p text:style-name="P1">spice bag; (3 star anise,1 cinnamon, 2 bay leaves 4 cloves)</text:p>
      <text:p text:style-name="P1"/>
      <text:p text:style-name="P1">Caramelise the onion in the pan till they are sweet, then add in the sugar and vinegar, season to taste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671.6</meta:generator>
    <meta:initial-creator>Harry Morse</meta:initial-creator>
  </office:meta>
</office:document-meta>
</file>